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55in"/>
    </style:style>
    <style:style style:name="co2" style:family="table-column">
      <style:table-column-properties fo:break-before="auto" style:column-width="2.0945in"/>
    </style:style>
    <style:style style:name="co3" style:family="table-column">
      <style:table-column-properties fo:break-before="auto" style:column-width="2.2272in"/>
    </style:style>
    <style:style style:name="co4" style:family="table-column">
      <style:table-column-properties fo:break-before="auto" style:column-width="2.2701in"/>
    </style:style>
    <style:style style:name="co5" style:family="table-column">
      <style:table-column-properties fo:break-before="auto" style:column-width="1.4882in"/>
    </style:style>
    <style:style style:name="co6" style:family="table-column">
      <style:table-column-properties fo:break-before="auto" style:column-width="1.6425in"/>
    </style:style>
    <style:style style:name="co7" style:family="table-column">
      <style:table-column-properties fo:break-before="auto" style:column-width="0.9256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1.7083in"/>
    </style:style>
    <style:style style:name="co10" style:family="table-column">
      <style:table-column-properties fo:break-before="auto" style:column-width="1.9839in"/>
    </style:style>
    <style:style style:name="co11" style:family="table-column">
      <style:table-column-properties fo:break-before="auto" style:column-width="4.0783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6252in" fo:break-before="auto" style:use-optimal-row-height="true"/>
    </style:style>
    <style:style style:name="ro5" style:family="table-row">
      <style:table-row-properties style:row-height="0.4165in" fo:break-before="auto" style:use-optimal-row-height="true"/>
    </style:style>
    <style:style style:name="ta1" style:family="table" style:master-page-name="PageStyle_5f_Live_20_Virus_20_Conflicts">
      <style:table-properties table:display="true" style:writing-mode="lr-tb"/>
    </style:style>
    <style:style style:name="ta2" style:family="table" style:master-page-name="PageStyle_5f_Change_20_History">
      <style:table-properties table:display="true" style:writing-mode="lr-tb"/>
    </style:style>
    <style:style style:name="ce1" style:family="table-cell" style:parent-style-name="Default">
      <style:table-cell-properties fo:background-color="#ffcc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none" fo:background-color="#ff9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ff99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fcc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9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25">
      <style:table-cell-properties fo:background-color="#ff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f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8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ve Virus Confli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Previous Vaccine Type (CVX)</text:p>
          </table:table-cell>
          <table:table-cell table:style-name="ce1" office:value-type="string" calcext:value-type="string">
            <text:p>Current Vaccine Type (CVX)</text:p>
          </table:table-cell>
          <table:table-cell table:style-name="ce1" office:value-type="string" calcext:value-type="string">
            <text:p>Conflict Begin Interval</text:p>
          </table:table-cell>
          <table:table-cell table:style-name="ce1" office:value-type="string" calcext:value-type="string">
            <text:p>Minimum Conflict End Interval</text:p>
          </table:table-cell>
          <table:table-cell table:style-name="ce1" office:value-type="string" calcext:value-type="string">
            <text:p>Conflict End Interval</text:p>
          </table:table-cell>
          <table:table-cell table:number-columns-repeated="59"/>
        </table:table-row>
        <table:table-row table:style-name="ro1">
          <table:table-cell table:number-columns-repeated="2" table:style-name="ce2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MMR (03)</text:p>
          </table:table-cell>
          <table:table-cell table:style-name="ce2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 (03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-Rubella (04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easles (05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 (06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umps (07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Varicella (21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(37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Rubella-Mumps (38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Smallpox (75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MMRV (94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(111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Zoster live (121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1N1 LAIV (125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4 (149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Influenza LAIV Unspecified (151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4 days</text:p>
          </table:table-cell>
          <table:table-cell table:style-name="ce2" office:value-type="string" calcext:value-type="string">
            <text:p>28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Hep A, live attenuated (169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 vaccine - alt (183)</text:p>
          </table:table-cell>
          <table:table-cell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MMR (03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Measles- Rubella (0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Measles (0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Rubella (06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Mumps (07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Varicella (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Yellow Fever (37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Rubella-Mumps (38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Smallpox (7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MMRV (94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Influenza LAIV (11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Zoster live (12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H1N1 LAIV (125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Influenza LAIV4 (14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Influenza LAIV Unspecified (151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Hep A, live attenuated (169)</text:p>
          </table:table-cell>
          <table:table-cell table:style-name="ce2" office:value-type="string" calcext:value-type="string">
            <text:p>1 day</text:p>
          </table:table-cell>
          <table:table-cell table:number-columns-repeated="2"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Yellow Fever, unspecified (184)</text:p>
          </table:table-cell>
          <table:table-cell table:style-name="ce3" office:value-type="string" calcext:value-type="string">
            <text:p>Yellow Fever vaccine - alt (183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1">
          <table:table-cell table:number-columns-repeated="2" table:style-name="ce3" office:value-type="string" calcext:value-type="string">
            <text:p>Yellow Fever, unspecified (184)</text:p>
          </table:table-cell>
          <table:table-cell table:style-name="ce2" office:value-type="string" calcext:value-type="string">
            <text:p>1 day</text:p>
          </table:table-cell>
          <table:table-cell table:style-name="ce2" office:value-type="string" calcext:value-type="string">
            <text:p>26 days</text:p>
          </table:table-cell>
          <table:table-cell table:style-name="ce2" office:value-type="string" calcext:value-type="string">
            <text:p>30 days</text:p>
          </table:table-cell>
          <table:table-cell table:number-columns-repeated="59"/>
        </table:table-row>
        <table:table-row table:style-name="ro2" table:number-rows-repeated="1048250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'Live Virus Conflicts'.$A$1" table:cell-range-address="$'Live Virus Conflicts'.$A$1:.$E$325"/>
        </table:named-expressions>
      </table:table>
      <table:table table:name="Change History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58" table:default-cell-style-name="Default"/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3.7" calcext:value-type="float">
            <text:p>3.7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Updated Hep A to Hep A Minimum Conflict End Interval</text:p>
          </table:table-cell>
          <table:table-cell table:style-name="ce13" office:value-type="string" calcext:value-type="string">
            <text:p>28 days</text:p>
          </table:table-cell>
          <table:table-cell table:style-name="ce13" office:value-type="string" calcext:value-type="string">
            <text:p>24 days</text:p>
          </table:table-cell>
          <table:table-cell table:style-name="ce13" office:value-type="string" calcext:value-type="string">
            <text:p>Based on ACIP rules, the grace period can be used here. This always should have been 24 days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3.6" calcext:value-type="float">
            <text:p>3.6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Updated CVX name</text:p>
          </table:table-cell>
          <table:table-cell table:style-name="ce13" office:value-type="string" calcext:value-type="string">
            <text:p>Zoster (121)</text:p>
          </table:table-cell>
          <table:table-cell table:style-name="ce13" office:value-type="string" calcext:value-type="string">
            <text:p>Zoster live (121)</text:p>
          </table:table-cell>
          <table:table-cell table:style-name="ce13" office:value-type="string" calcext:value-type="string">
            <text:p>The name of the CVX code was updated to better distinguish between live zoster vaccine (LZV) and recombinant zoster vaccine (RZV)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3.4" calcext:value-type="float">
            <text:p>3.4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Cholera conflicts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Removed</text:p>
          </table:table-cell>
          <table:table-cell table:style-name="ce13" office:value-type="string" calcext:value-type="string">
            <text:p>References to Cholera vaccine have been removed as this vaccine does not present live virus conflict issues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3.3" calcext:value-type="float">
            <text:p>3.3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5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New CVX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Added CVX 183 and 184</text:p>
          </table:table-cell>
          <table:table-cell table:style-name="ce13" office:value-type="string" calcext:value-type="string">
            <text:p>Newly added Yellow Fever live virus CVXs since last ver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11" office:value-type="float" office:value="3" calcext:value-type="float">
            <text:p>3.0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5">
          <table:table-cell table:style-name="ce7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New CVX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Added CVX 169</text:p>
          </table:table-cell>
          <table:table-cell table:style-name="ce13" office:value-type="string" calcext:value-type="string">
            <text:p>Newly added Hep A live virus CVX since last version</text:p>
          </table:table-cell>
          <table:table-cell table:number-columns-repeated="58"/>
        </table:table-row>
        <table:table-row table:style-name="ro5">
          <table:table-cell table:style-name="ce6" office:value-type="string" calcext:value-type="string">
            <text:p>Change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string" calcext:value-type="string">
            <text:p>New CVX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Added CVX 174</text:p>
          </table:table-cell>
          <table:table-cell table:style-name="ce13" office:value-type="string" calcext:value-type="string">
            <text:p>Newly added Cholera live virus CVX since last vers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1.6" calcext:value-type="float">
            <text:p>1.6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4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Yellow Fever Conflicts</text:p>
          </table:table-cell>
          <table:table-cell table:style-name="ce13" office:value-type="string" calcext:value-type="string">
            <text:p>28 days</text:p>
          </table:table-cell>
          <table:table-cell table:style-name="ce13" office:value-type="string" calcext:value-type="string">
            <text:p>30 days</text:p>
          </table:table-cell>
          <table:table-cell table:style-name="ce13" office:value-type="string" calcext:value-type="string">
            <text:p>As specified in travel recommendations, Yellow Fever is to be spaced 30 days from other live virus vaccines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8" office:value-type="float" office:value="1.1" calcext:value-type="float">
            <text:p>1.1</text:p>
          </table:table-cell>
          <table:table-cell table:number-columns-repeated="62"/>
        </table:table-row>
        <table:table-row table:style-name="ro1">
          <table:table-cell table:style-name="ce5" office:value-type="string" calcext:value-type="string">
            <text:p>Change</text:p>
          </table:table-cell>
          <table:table-cell table:style-name="ce9" office:value-type="string" calcext:value-type="string">
            <text:p>Change #</text:p>
          </table:table-cell>
          <table:table-cell table:style-name="ce12" office:value-type="string" calcext:value-type="string">
            <text:p>Area</text:p>
          </table:table-cell>
          <table:table-cell table:style-name="ce12" office:value-type="string" calcext:value-type="string">
            <text:p>Previous Values</text:p>
          </table:table-cell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Reason for Change</text:p>
          </table:table-cell>
          <table:table-cell table:number-columns-repeated="58"/>
        </table:table-row>
        <table:table-row table:style-name="ro3">
          <table:table-cell table:style-name="ce6" office:value-type="string" calcext:value-type="string">
            <text:p>Cha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string" calcext:value-type="string">
            <text:p>New CVXs</text:p>
          </table:table-cell>
          <table:table-cell table:style-name="ce13" office:value-type="string" calcext:value-type="string">
            <text:p>N/A</text:p>
          </table:table-cell>
          <table:table-cell table:style-name="ce13" office:value-type="string" calcext:value-type="string">
            <text:p>Added CVXs 149 and 151</text:p>
          </table:table-cell>
          <table:table-cell table:style-name="ce13" office:value-type="string" calcext:value-type="string">
            <text:p>Newly published flu CVXs since last version</text:p>
          </table:table-cell>
          <table:table-cell table:number-columns-repeated="58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_xlnm._FilterDatabase" table:base-cell-address="$'Live Virus Conflicts'.$A$1" table:cell-range-address="$'Live Virus Conflicts'.$A$1:.$D$1"/>
      </table:named-expressions>
      <table:database-ranges>
        <table:database-range table:name="__Anonymous_Sheet_DB__0" table:target-range-address="'Live Virus Conflicts'.A1:'Live Virus Conflicts'.E3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nge_20_History" style:display-name="PageStyle_Change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ve_20_Virus_20_Conflicts" style:display-name="PageStyle_Live Virus Confli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Schedule Supporting Data-Live Virus Conflucts</dc:title>
    <dc:subject>Schedule Supporting Data-Live Virus Conflucts</dc:subject>
    <meta:initial-creator>Lizzie</meta:initial-creator>
    <meta:keyword>Schedule</meta:keyword>
    <meta:keyword>Supporting</meta:keyword>
    <meta:keyword>Data-Live</meta:keyword>
    <meta:keyword>Virus</meta:keyword>
    <meta:keyword>Conflucts</meta:keyword>
    <meta:keyword>Previous</meta:keyword>
    <meta:keyword>vaccine</meta:keyword>
    <meta:keyword>type</meta:keyword>
    <meta:keyword>current</meta:keyword>
    <meta:keyword>vaccine</meta:keyword>
    <meta:keyword>type</meta:keyword>
    <meta:keyword>(CVS)</meta:keyword>
    <meta:keyword>Conflict</meta:keyword>
    <meta:keyword>Beginning</meta:keyword>
    <meta:keyword>Interval</meta:keyword>
    <meta:keyword>Minimum</meta:keyword>
    <meta:keyword>conflict</meta:keyword>
    <meta:keyword>End</meta:keyword>
    <meta:keyword>interval</meta:keyword>
    <meta:keyword>Conflict</meta:keyword>
    <meta:keyword>end</meta:keyword>
    <meta:keyword>interval</meta:keyword>
    <dc:creator>vev5</dc:creator>
    <meta:creation-date>2018-04-30T17:24:17</meta:creation-date>
    <dc:date>2019-02-06T19:24:50</dc:date>
    <meta:generator>LibreOffice/6.4.2.2$Linux_X86_64 LibreOffice_project/470efa65018866d4eccd0320fc85de07297c8d71</meta:generator>
    <meta:document-statistic meta:table-count="2" meta:cell-count="1729" meta:object-count="0"/>
    <meta:user-defined meta:name="AppVersion">16.0300</meta:user-defined>
    <meta:user-defined meta:name="Company">CDC/NCI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